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90000003E773DEECE67A0F2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009cm" svg:height="2.185cm" svg:x="9.852cm" svg:y="13.961cm">
          <draw:image xlink:href="Pictures/10000201000000390000003E773DEECE67A0F2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46:50.345104392</meta:creation-date>
    <dc:date>2018-12-12T13:50:02.771461999</dc:date>
    <meta:editing-duration>PT1M9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